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gradient" draw:fill-color="#66ffff" draw:fill-gradient-name="Gradient_20_327" draw:opacity="50%" draw:opacity-name="" draw:textarea-vertical-align="middle" draw:shadow-opacity="50%"/>
    </style:style>
    <style:style style:name="gr2" style:family="graphic" style:parent-style-name="objectwithoutfill">
      <style:graphic-properties draw:stroke="none" draw:fill="gradient" draw:fill-color="#66ffff" draw:fill-gradient-name="Gradient_20_245" draw:opacity="50%" draw:textarea-vertical-align="middle" draw:shadow-opacity="50%"/>
    </style:style>
    <style:style style:name="gr3" style:family="graphic" style:parent-style-name="objectwithoutfill">
      <style:graphic-properties draw:stroke="none" draw:fill="gradient" draw:fill-color="#66ffff" draw:fill-gradient-name="Gradient_20_120" draw:opacity="50%" draw:textarea-vertical-align="middle" draw:shadow-opacity="50%"/>
    </style:style>
    <style:style style:name="gr4" style:family="graphic" style:parent-style-name="objectwithoutfill">
      <style:graphic-properties draw:stroke="none" draw:fill="gradient" draw:fill-color="#66ffff" draw:fill-gradient-name="Gradient_20_337" draw:opacity="50%" draw:opacity-name="" draw:textarea-vertical-align="middle" draw:shadow-opacity="50%"/>
    </style:style>
    <style:style style:name="gr5" style:family="graphic" style:parent-style-name="standard">
      <style:graphic-properties svg:stroke-color="#000000" draw:fill="solid" draw:fill-color="#ffffff" draw:fill-hatch-solid="false" draw:textarea-vertical-align="middle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7" style:family="graphic" style:parent-style-name="objectwithoutfill">
      <style:graphic-properties draw:stroke="none" draw:fill="gradient" draw:fill-color="#66ffff" draw:fill-gradient-name="Gradient_20_252" draw:opacity="50%" draw:textarea-vertical-align="middle" draw:shadow-opacity="50%"/>
    </style:style>
    <style:style style:name="gr8" style:family="graphic" style:parent-style-name="standard">
      <style:graphic-properties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1" style:family="graphic" style:parent-style-name="standard">
      <style:graphic-properties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P1" style:family="paragraph">
      <loext:graphic-properties draw:fill="gradient" draw:fill-color="#66ffff" draw:fill-gradient-name="Gradient_20_327" draw:opacity="50%"/>
      <style:paragraph-properties fo:text-align="center"/>
    </style:style>
    <style:style style:name="P2" style:family="paragraph">
      <loext:graphic-properties draw:fill="gradient" draw:fill-color="#66ffff" draw:fill-gradient-name="Gradient_20_245" draw:opacity="50%"/>
      <style:paragraph-properties fo:text-align="center"/>
    </style:style>
    <style:style style:name="P3" style:family="paragraph">
      <loext:graphic-properties draw:fill="gradient" draw:fill-color="#66ffff" draw:fill-gradient-name="Gradient_20_120" draw:opacity="50%"/>
      <style:paragraph-properties fo:text-align="center"/>
    </style:style>
    <style:style style:name="P4" style:family="paragraph">
      <loext:graphic-properties draw:fill="gradient" draw:fill-color="#66ffff" draw:fill-gradient-name="Gradient_20_337" draw:opacity="50%"/>
      <style:paragraph-properties fo:text-align="center"/>
    </style:style>
    <style:style style:name="P5" style:family="paragraph">
      <loext:graphic-properties draw:fill="solid" draw:fill-color="#ffffff" draw:fill-hatch-solid="false"/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="gradient" draw:fill-color="#66ffff" draw:fill-gradient-name="Gradient_20_252" draw:opacity="50%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00cc00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6.899cm" svg:height="9.299cm" svg:x="8.5cm" svg:y="2.5cm" svg:viewBox="0 0 6900 9300" draw:points="0,9200 1600,0 6900,4600 6900,7000 0,9300">
          <text:p/>
        </draw:polygon>
        <draw:polygon draw:style-name="gr2" draw:text-style-name="P2" draw:layer="layout" svg:width="6.799cm" svg:height="3.899cm" svg:x="1.5cm" svg:y="11.5cm" svg:viewBox="0 0 6800 3900" draw:points="6800,100 5125,3900 0,3900 0,500 6800,0">
          <text:p/>
        </draw:polygon>
        <draw:polygon draw:style-name="gr3" draw:text-style-name="P3" draw:layer="layout" svg:width="6.799cm" svg:height="6.099cm" svg:x="1.5cm" svg:y="1.1cm" svg:viewBox="0 0 6800 6100" draw:points="200,0 6800,0 6800,2952 0,6100">
          <text:p/>
        </draw:polygon>
        <draw:polygon draw:style-name="gr4" draw:text-style-name="P4" draw:layer="layout" svg:width="6.899cm" svg:height="15.599cm" svg:x="8.501cm" svg:y="4.4cm" svg:viewBox="0 0 6900 15600" draw:points="100,0 6900,4800 6900,6100 3200,6100 3200,15600 0,15600 0,0">
          <text:p/>
        </draw:polygon>
        <draw:rect draw:style-name="gr5" draw:text-style-name="P5" draw:layer="layout" svg:width="7cm" svg:height="15.7cm" svg:x="8.4cm" svg:y="4.3cm">
          <text:p/>
        </draw:rect>
        <draw:custom-shape draw:style-name="gr6" draw:text-style-name="P6" draw:layer="layout" svg:width="3.6cm" svg:height="1.9cm" svg:x="11.8cm" svg:y="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7cm" svg:height="4.1cm" svg:x="1.4cm" svg:y="11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7cm" svg:height="6.3cm" svg:x="1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polygon draw:style-name="gr7" draw:text-style-name="P7" draw:layer="layout" svg:width="3.399cm" svg:height="1.699cm" svg:x="11.9cm" svg:y="18.1cm" svg:viewBox="0 0 3400 1700" draw:points="0,1100 1100,0 3400,0 3400,1700 1100,1700">
          <text:p/>
        </draw:polygon>
        <draw:custom-shape draw:style-name="gr6" draw:text-style-name="P6" draw:layer="layout" svg:width="7cm" svg:height="4.1cm" svg:x="1.4cm" svg:y="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7cm" svg:height="3.3cm" svg:x="8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0.7cm" svg:height="3.3cm" svg:x="12.601cm" svg:y="7.3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0.7cm" svg:height="3.3cm" svg:x="13.302cm" svg:y="7.3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0.7cm" svg:height="3.3cm" svg:x="14.003cm" svg:y="7.3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0.7cm" svg:height="3.3cm" svg:x="14.704cm" svg:y="7.3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12" draw:layer="layout" svg:x1="11.7cm" svg:y1="7.3cm" svg:x2="15.4cm" svg:y2="7.3cm">
          <text:p/>
        </draw:line>
        <draw:line draw:style-name="gr12" draw:text-style-name="P12" draw:layer="layout" svg:x1="11.7cm" svg:y1="10.6cm" svg:x2="15.4cm" svg:y2="10.6cm">
          <text:p/>
        </draw:line>
        <draw:custom-shape draw:style-name="gr13" draw:text-style-name="P13" draw:layer="layout" svg:width="0.494cm" svg:height="0.494cm" svg:x="6.528cm" svg:y="8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05cm" svg:height="1.05cm" svg:x="6.25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936.5079365079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6" draw:layer="layout" svg:width="3.5cm" svg:height="0.001cm" svg:x="11.8cm" svg:y="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0.001cm" svg:height="0.5cm" svg:x="11.8cm" svg:y="7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3.6cm" svg:height="7.4cm" svg:x="11.8cm" svg:y="10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7cm" svg:height="4.399cm" svg:x="1.401cm" svg:y="1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20" draw:display-name="Gradient 120" draw:style="linear" draw:start-color="#ffffff" draw:end-color="#fff450" draw:start-intensity="100%" draw:end-intensity="100%" draw:angle="1400" draw:border="0%"/>
    <draw:gradient draw:name="Gradient_20_245" draw:display-name="Gradient 245" draw:style="linear" draw:start-color="#ffffff" draw:end-color="#fff450" draw:start-intensity="100%" draw:end-intensity="100%" draw:angle="3300" draw:border="0%"/>
    <draw:gradient draw:name="Gradient_20_252" draw:display-name="Gradient 252" draw:style="linear" draw:start-color="#ffffff" draw:end-color="#fff450" draw:start-intensity="100%" draw:end-intensity="100%" draw:angle="900" draw:border="0%"/>
    <draw:gradient draw:name="Gradient_20_327" draw:display-name="Gradient 327" draw:style="linear" draw:start-color="#ffffff" draw:end-color="#fff450" draw:start-intensity="100%" draw:end-intensity="100%" draw:angle="1500" draw:border="0%"/>
    <draw:gradient draw:name="Gradient_20_329" draw:display-name="Gradient 329" draw:style="linear" draw:start-color="#000000" draw:end-color="#fff450" draw:start-intensity="100%" draw:end-intensity="100%" draw:angle="10" draw:border="0%"/>
    <draw:gradient draw:name="Gradient_20_332" draw:display-name="Gradient 332" draw:style="linear" draw:start-color="#000000" draw:end-color="#fff450" draw:start-intensity="100%" draw:end-intensity="100%" draw:angle="20" draw:border="0%"/>
    <draw:gradient draw:name="Gradient_20_334" draw:display-name="Gradient 334" draw:style="linear" draw:start-color="#000000" draw:end-color="#fff450" draw:start-intensity="100%" draw:end-intensity="100%" draw:angle="50" draw:border="0%"/>
    <draw:gradient draw:name="Gradient_20_335" draw:display-name="Gradient 335" draw:style="linear" draw:start-color="#000000" draw:end-color="#fff450" draw:start-intensity="100%" draw:end-intensity="100%" draw:angle="100" draw:border="0%"/>
    <draw:gradient draw:name="Gradient_20_336" draw:display-name="Gradient 336" draw:style="linear" draw:start-color="#000000" draw:end-color="#fff450" draw:start-intensity="100%" draw:end-intensity="100%" draw:angle="150" draw:border="0%"/>
    <draw:gradient draw:name="Gradient_20_337" draw:display-name="Gradient 337" draw:style="linear" draw:start-color="#ffffff" draw:end-color="#fff450" draw:start-intensity="100%" draw:end-intensity="100%" draw:angle="15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2:03:46.746462860</meta:creation-date>
    <meta:editing-duration>PT8M18S</meta:editing-duration>
    <meta:editing-cycles>3</meta:editing-cycles>
    <meta:generator>LibreOffice/6.0.4.2$Linux_X86_64 LibreOffice_project/00m0$Build-2</meta:generator>
    <dc:date>2019-03-26T12:12:02.817556371</dc:date>
    <meta:document-statistic meta:object-count="23"/>
  </office:meta>
</office:document-meta>
</file>